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text-align="end" style:justify-single-word="false" style:writing-mode="rl-tb"/>
      <style:text-properties style:use-window-font-color="true" style:font-name="David CLM" fo:font-size="12pt" fo:font-weight="normal" officeooo:paragraph-rsid="036c98aa" style:font-size-asian="12pt" style:font-weight-asian="normal" style:font-name-complex="David CLM" style:font-size-complex="12pt"/>
    </style:style>
    <style:style style:name="P4" style:family="paragraph" style:parent-style-name="Standard">
      <style:paragraph-properties fo:text-align="end" style:justify-single-word="false" style:writing-mode="rl-tb"/>
      <style:text-properties style:use-window-font-color="true" style:font-name="David CLM" fo:font-size="12pt" officeooo:paragraph-rsid="036c98aa" style:font-size-asian="12pt" style:font-name-complex="David CLM" style:font-size-complex="12pt"/>
    </style:style>
    <style:style style:name="P5" style:family="paragraph" style:parent-style-name="Text_20_body">
      <style:paragraph-properties fo:text-align="end" style:justify-single-word="false" style:writing-mode="rl-tb"/>
      <style:text-properties style:use-window-font-color="true" style:font-name="David CLM" fo:font-size="12pt" officeooo:rsid="03665f5d" officeooo:paragraph-rsid="0366d4b0" style:font-size-asian="12pt" style:font-name-complex="David CLM" style:font-size-complex="12pt"/>
    </style:style>
    <style:style style:name="P6" style:family="paragraph" style:parent-style-name="Text_20_body">
      <style:paragraph-properties fo:text-align="end" style:justify-single-word="false" style:writing-mode="rl-tb"/>
      <style:text-properties style:use-window-font-color="true" style:font-name="David CLM" fo:font-size="12pt" officeooo:paragraph-rsid="036c98aa" style:font-size-asian="12pt" style:font-name-complex="David CLM" style:font-size-complex="12pt"/>
    </style:style>
    <style:style style:name="P7"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style:font-size-asian="12pt" style:font-name-complex="David CLM" style:font-size-complex="12pt"/>
    </style:style>
    <style:style style:name="P8"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officeooo:paragraph-rsid="03855850" style:font-size-asian="12pt" style:font-name-complex="David CLM" style:font-size-complex="12pt"/>
    </style:style>
    <style:style style:name="P9"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officeooo:rsid="036dd5d6" officeooo:paragraph-rsid="036dd5d6" style:font-size-asian="12pt" style:font-name-complex="David CLM" style:font-size-complex="12pt"/>
    </style:style>
    <style:style style:name="P10" style:family="paragraph" style:parent-style-name="Standard">
      <style:paragraph-properties fo:margin-top="0.1965in" fo:margin-bottom="0in" loext:contextual-spacing="false" fo:text-align="end" style:justify-single-word="false" style:writing-mode="rl-tb"/>
      <style:text-properties style:font-name="David CLM" officeooo:paragraph-rsid="03806186" style:font-name-complex="David CLM"/>
    </style:style>
    <style:style style:name="P11"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12"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67fe9" style:font-size-asian="12pt" style:font-name-complex="David CLM" style:font-size-complex="12pt"/>
    </style:style>
    <style:style style:name="P1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9bc83" style:font-size-asian="12pt" style:font-name-complex="David CLM" style:font-size-complex="12pt"/>
    </style:style>
    <style:style style:name="P1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ac0fe" style:font-size-asian="12pt" style:font-name-complex="David CLM" style:font-size-complex="12pt"/>
    </style:style>
    <style:style style:name="P1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846c88" style:font-size-asian="12pt" style:font-name-complex="David CLM" style:font-size-complex="12pt"/>
    </style:style>
    <style:style style:name="P1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f88539" style:font-size-asian="12pt" style:font-name-complex="David CLM" style:font-size-complex="12pt"/>
    </style:style>
    <style:style style:name="P1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b2770" style:font-size-asian="12pt" style:font-name-complex="David CLM" style:font-size-complex="12pt"/>
    </style:style>
    <style:style style:name="P1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4041012" style:font-size-asian="12pt" style:font-name-complex="David CLM" style:font-size-complex="12pt"/>
    </style:style>
    <style:style style:name="P19"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406434b" style:font-size-asian="12pt" style:font-name-complex="David CLM" style:font-size-complex="12pt"/>
    </style:style>
    <style:style style:name="P20"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373de62" officeooo:paragraph-rsid="0373de62" style:font-size-asian="12pt" style:font-name-complex="David CLM" style:font-size-complex="12pt"/>
    </style:style>
    <style:style style:name="P21"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3723a83" officeooo:paragraph-rsid="03723a83" style:font-size-asian="12pt" style:font-name-complex="David CLM" style:font-size-complex="12pt"/>
    </style:style>
    <style:style style:name="P22"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02c503" officeooo:paragraph-rsid="0402c503" style:font-size-asian="12pt" style:font-name-complex="David CLM" style:font-size-complex="12pt"/>
    </style:style>
    <style:style style:name="P2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normal" officeooo:rsid="03767fe9" officeooo:paragraph-rsid="03767fe9" style:font-size-asian="12pt" style:font-style-asian="italic" style:font-weight-asian="normal" style:font-name-complex="David CLM" style:font-size-complex="12pt"/>
    </style:style>
    <style:style style:name="P2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bold" style:font-size-asian="12pt" style:font-style-asian="italic" style:font-weight-asian="bold" style:font-name-complex="David CLM" style:font-size-complex="12pt"/>
    </style:style>
    <style:style style:name="P2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officeooo:paragraph-rsid="03846c88" style:font-size-asian="12pt" style:font-style-asian="italic" style:font-name-complex="David CLM" style:font-size-complex="12pt"/>
    </style:style>
    <style:style style:name="P2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weight="normal" officeooo:rsid="03709d35" officeooo:paragraph-rsid="037b2770" style:font-size-asian="12pt" style:font-weight-asian="normal" style:font-name-complex="David CLM" style:font-size-complex="12pt"/>
    </style:style>
    <style:style style:name="P2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font-name="David CLM" officeooo:paragraph-rsid="03745fbe" style:font-name-complex="David CLM"/>
    </style:style>
    <style:style style:name="P2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font-name="David CLM" officeooo:rsid="03745fbe" officeooo:paragraph-rsid="037549be" style:font-name-complex="David CLM"/>
    </style:style>
    <style:style style:name="P29"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1030c4" officeooo:paragraph-rsid="04200b31" style:font-size-asian="12pt" style:font-name-complex="David CLM" style:font-size-complex="12pt"/>
    </style:style>
    <style:style style:name="P30"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1510c6" officeooo:paragraph-rsid="041510c6" style:font-size-asian="12pt" style:font-name-complex="David CLM" style:font-size-complex="12pt"/>
    </style:style>
    <style:style style:name="P31"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bold" officeooo:rsid="041510c6" officeooo:paragraph-rsid="041510c6" style:font-size-asian="12pt" style:font-style-asian="italic" style:font-weight-asian="bold" style:font-name-complex="David CLM" style:font-size-complex="12pt"/>
    </style:style>
    <style:style style:name="P32"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bold" officeooo:rsid="04200b31" officeooo:paragraph-rsid="04200b31" style:font-size-asian="12pt" style:font-style-asian="italic" style:font-weight-asian="bold" style:font-name-complex="David CLM" style:font-size-complex="12pt"/>
    </style:style>
    <style:style style:name="P33" style:family="paragraph" style:parent-style-name="Standard">
      <style:paragraph-properties fo:margin-left="0in" fo:margin-right="0in" fo:margin-top="0.0398in" fo:margin-bottom="0.0398in" loext:contextual-spacing="false" style:line-height-at-least="0.139in" fo:text-align="end" style:justify-single-word="false" fo:text-indent="0in" style:auto-text-indent="false" style:writing-mode="rl-tb"/>
      <style:text-properties style:use-window-font-color="true" style:font-name="David CLM" fo:font-size="12pt" fo:font-style="italic" officeooo:paragraph-rsid="042e02d6" style:font-size-asian="12pt" style:font-style-asian="italic" style:font-name-complex="David CLM" style:font-size-complex="12pt"/>
    </style:style>
    <style:style style:name="P34" style:family="paragraph" style:parent-style-name="Standard">
      <style:paragraph-properties fo:margin-left="0in" fo:margin-right="0in" fo:margin-top="0.0398in" fo:margin-bottom="0.0398in" loext:contextual-spacing="false" style:line-height-at-least="0.139in" fo:text-align="end" style:justify-single-word="false" fo:text-indent="0in" style:auto-text-indent="false" style:writing-mode="rl-tb"/>
      <style:text-properties style:use-window-font-color="true" style:font-name="David CLM" fo:font-size="12pt" fo:font-style="italic" officeooo:rsid="036fe2b3" officeooo:paragraph-rsid="042e02d6" style:font-size-asian="12pt" style:font-style-asian="italic" style:font-name-complex="David CLM" style:font-size-complex="12pt"/>
    </style:style>
    <style:style style:name="P35" style:family="paragraph" style:parent-style-name="Text_20_body">
      <style:text-properties style:font-name="David CLM" officeooo:rsid="02d00e5f" officeooo:paragraph-rsid="032aa1da" style:font-name-complex="David CLM"/>
    </style:style>
    <style:style style:name="P36" style:family="paragraph" style:parent-style-name="Text_20_body">
      <style:text-properties style:font-name="David CLM" officeooo:rsid="034cf9ee" officeooo:paragraph-rsid="03502af9" style:font-name-complex="David CLM"/>
    </style:style>
    <style:style style:name="P37" style:family="paragraph" style:parent-style-name="Text_20_body">
      <style:text-properties style:font-name="David CLM" officeooo:rsid="03502af9" officeooo:paragraph-rsid="03502af9" style:font-name-complex="David CLM"/>
    </style:style>
    <style:style style:name="P38" style:family="paragraph" style:parent-style-name="Text_20_body">
      <style:text-properties style:font-name="David CLM" officeooo:rsid="03502af9" officeooo:paragraph-rsid="03547c08" style:font-name-complex="David CLM"/>
    </style:style>
    <style:style style:name="P39" style:family="paragraph" style:parent-style-name="Text_20_body">
      <style:text-properties style:font-name="David CLM" officeooo:rsid="03547c08" officeooo:paragraph-rsid="03547c08" style:font-name-complex="David CLM"/>
    </style:style>
    <style:style style:name="P40" style:family="paragraph" style:parent-style-name="Text_20_body">
      <style:text-properties style:font-name="David CLM" officeooo:rsid="035c3b7e" officeooo:paragraph-rsid="035d3974" style:font-name-complex="David CLM"/>
    </style:style>
    <style:style style:name="P41" style:family="paragraph" style:parent-style-name="Text_20_body">
      <style:text-properties style:font-name="David CLM" officeooo:rsid="03991ea0" officeooo:paragraph-rsid="03991ea0" style:font-name-complex="David CLM"/>
    </style:style>
    <style:style style:name="P42" style:family="paragraph" style:parent-style-name="Text_20_body">
      <style:text-properties style:font-name="David CLM" officeooo:rsid="0355d784" officeooo:paragraph-rsid="040ac605" style:font-name-complex="David CLM"/>
    </style:style>
    <style:style style:name="P43" style:family="paragraph" style:parent-style-name="Text_20_body">
      <style:text-properties officeooo:rsid="04349bb9" officeooo:paragraph-rsid="04349bb9"/>
    </style:style>
    <style:style style:name="P44" style:family="paragraph" style:parent-style-name="Heading_20_2">
      <style:text-properties style:font-name="David CLM" style:font-name-complex="David CLM"/>
    </style:style>
    <style:style style:name="P45"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officeooo:paragraph-rsid="037549be" style:font-size-asian="12pt" style:font-name-complex="David CLM" style:font-size-complex="12pt"/>
    </style:style>
    <style:style style:name="P46" style:family="paragraph" style:parent-style-name="Text_20_body" style:list-style-name="L3">
      <style:text-properties style:font-name="David CLM" officeooo:rsid="034a79d0" officeooo:paragraph-rsid="034d7f0d" style:font-name-complex="David CLM"/>
    </style:style>
    <style:style style:name="P47" style:family="paragraph" style:parent-style-name="Text_20_body" style:list-style-name="L3">
      <style:text-properties style:font-name="David CLM" officeooo:rsid="03ef9a25" officeooo:paragraph-rsid="03ef9a25" style:font-name-complex="David CLM"/>
    </style:style>
    <style:style style:name="P48" style:family="paragraph" style:parent-style-name="Heading_20_1">
      <style:text-properties style:font-name="David CLM" officeooo:rsid="03672cdc" officeooo:paragraph-rsid="03672cdc" style:font-name-complex="David CLM"/>
    </style:style>
    <style:style style:name="P49" style:family="paragraph" style:parent-style-name="Heading_20_1">
      <style:text-properties style:font-name="David CLM" officeooo:rsid="034a79d0" officeooo:paragraph-rsid="034bf89a" style:font-name-complex="David CLM"/>
    </style:style>
    <style:style style:name="P50"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3745fbe" style:font-name-complex="David CLM"/>
    </style:style>
    <style:style style:name="P51"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37549be" style:font-name-complex="David CLM"/>
    </style:style>
    <style:style style:name="P52" style:family="paragraph" style:parent-style-name="Standard" style:list-style-name="L1">
      <style:paragraph-properties fo:margin-top="0.0398in" fo:margin-bottom="0.0398in" loext:contextual-spacing="false" style:line-height-at-least="0.139in" fo:text-align="end" style:justify-single-word="false" style:writing-mode="rl-tb"/>
      <style:text-properties style:use-window-font-color="true" style:font-name="David CLM" fo:font-size="12pt" officeooo:rsid="036fe2b3" officeooo:paragraph-rsid="042e02d6" style:font-size-asian="12pt" style:font-name-complex="David CLM" style:font-size-complex="12pt"/>
    </style:style>
    <style:style style:name="P53" style:family="paragraph" style:parent-style-name="Standard" style:list-style-name="L1">
      <style:paragraph-properties fo:margin-top="0.0398in" fo:margin-bottom="0.0398in" loext:contextual-spacing="false" style:line-height-at-least="0.139in" fo:text-align="end" style:justify-single-word="false" style:writing-mode="rl-tb"/>
      <style:text-properties style:use-window-font-color="true" style:font-name="David CLM" fo:font-size="12pt" officeooo:rsid="03709d35" officeooo:paragraph-rsid="042ed604" style:font-size-asian="12pt" style:font-name-complex="David CLM" style:font-size-complex="12pt"/>
    </style:style>
    <style:style style:name="T1" style:family="text">
      <style:text-properties officeooo:rsid="034d7f0d"/>
    </style:style>
    <style:style style:name="T2" style:family="text">
      <style:text-properties officeooo:rsid="03502a3d"/>
    </style:style>
    <style:style style:name="T3" style:family="text">
      <style:text-properties officeooo:rsid="03547c08"/>
    </style:style>
    <style:style style:name="T4" style:family="text">
      <style:text-properties officeooo:rsid="0355d784"/>
    </style:style>
    <style:style style:name="T5" style:family="text">
      <style:text-properties officeooo:rsid="035775a1"/>
    </style:style>
    <style:style style:name="T6" style:family="text">
      <style:text-properties officeooo:rsid="035d3974"/>
    </style:style>
    <style:style style:name="T7" style:family="text">
      <style:text-properties fo:font-weight="bold" style:font-weight-asian="bold" style:font-weight-complex="bold"/>
    </style:style>
    <style:style style:name="T8" style:family="text">
      <style:text-properties fo:font-weight="bold" officeooo:rsid="035d3974" style:font-weight-asian="bold" style:font-weight-complex="bold"/>
    </style:style>
    <style:style style:name="T9" style:family="text">
      <style:text-properties fo:font-weight="bold" officeooo:rsid="036c98aa" style:font-weight-asian="bold" style:font-weight-complex="bold"/>
    </style:style>
    <style:style style:name="T10" style:family="text">
      <style:text-properties fo:font-weight="bold" officeooo:rsid="03723a83" style:font-weight-asian="bold" style:font-weight-complex="bold"/>
    </style:style>
    <style:style style:name="T11" style:family="text">
      <style:text-properties fo:font-weight="bold" officeooo:rsid="03723a83" style:font-weight-asian="bold"/>
    </style:style>
    <style:style style:name="T12" style:family="text">
      <style:text-properties officeooo:rsid="036b8d89"/>
    </style:style>
    <style:style style:name="T13" style:family="text">
      <style:text-properties fo:font-weight="normal" style:font-weight-asian="normal"/>
    </style:style>
    <style:style style:name="T14" style:family="text">
      <style:text-properties fo:font-weight="normal" officeooo:rsid="037b2770" style:font-weight-asian="normal"/>
    </style:style>
    <style:style style:name="T15" style:family="text">
      <style:text-properties fo:font-weight="normal" officeooo:rsid="03709d35" style:font-weight-asian="normal"/>
    </style:style>
    <style:style style:name="T16" style:family="text">
      <style:text-properties fo:font-weight="normal" officeooo:rsid="0402c503" style:font-weight-asian="normal"/>
    </style:style>
    <style:style style:name="T17" style:family="text">
      <style:text-properties fo:font-style="italic" style:font-style-asian="italic"/>
    </style:style>
    <style:style style:name="T18" style:family="text">
      <style:text-properties fo:font-style="italic" officeooo:rsid="036f97d1" style:font-style-asian="italic"/>
    </style:style>
    <style:style style:name="T19" style:family="text">
      <style:text-properties fo:font-style="italic" officeooo:rsid="036fe0ec" style:font-style-asian="italic"/>
    </style:style>
    <style:style style:name="T20" style:family="text">
      <style:text-properties fo:font-style="italic" officeooo:rsid="037041a3" style:font-style-asian="italic"/>
    </style:style>
    <style:style style:name="T21" style:family="text">
      <style:text-properties fo:font-style="italic" officeooo:rsid="03709d35" style:font-style-asian="italic"/>
    </style:style>
    <style:style style:name="T22" style:family="text">
      <style:text-properties fo:font-style="italic" officeooo:rsid="03742fa5" style:font-style-asian="italic"/>
    </style:style>
    <style:style style:name="T23" style:family="text">
      <style:text-properties fo:font-style="italic" officeooo:rsid="03846c88" style:font-style-asian="italic"/>
    </style:style>
    <style:style style:name="T24" style:family="text">
      <style:text-properties fo:font-style="italic" officeooo:rsid="037b2770" style:font-style-asian="italic"/>
    </style:style>
    <style:style style:name="T25" style:family="text">
      <style:text-properties fo:font-style="italic" officeooo:rsid="03f1511d" style:font-style-asian="italic"/>
    </style:style>
    <style:style style:name="T26" style:family="text">
      <style:text-properties fo:font-style="italic" officeooo:rsid="0421424b" style:font-style-asian="italic"/>
    </style:style>
    <style:style style:name="T27" style:family="text">
      <style:text-properties fo:font-style="italic" officeooo:rsid="04298916" style:font-style-asian="italic"/>
    </style:style>
    <style:style style:name="T28" style:family="text">
      <style:text-properties fo:font-style="italic" officeooo:rsid="042e02d6" style:font-style-asian="italic"/>
    </style:style>
    <style:style style:name="T29" style:family="text">
      <style:text-properties fo:font-style="italic" officeooo:rsid="042ed604" style:font-style-asian="italic"/>
    </style:style>
    <style:style style:name="T30" style:family="text">
      <style:text-properties fo:font-style="italic" officeooo:rsid="043003af" style:font-style-asian="italic"/>
    </style:style>
    <style:style style:name="T31" style:family="text">
      <style:text-properties fo:font-style="italic" officeooo:rsid="043111f5" style:font-style-asian="italic"/>
    </style:style>
    <style:style style:name="T32" style:family="text">
      <style:text-properties fo:font-style="italic" officeooo:rsid="0433d0dd" style:font-style-asian="italic"/>
    </style:style>
    <style:style style:name="T33" style:family="text">
      <style:text-properties fo:font-style="italic" officeooo:rsid="04360d9e" style:font-style-asian="italic"/>
    </style:style>
    <style:style style:name="T34" style:family="text">
      <style:text-properties fo:font-style="italic" officeooo:rsid="0437e47e" style:font-style-asian="italic"/>
    </style:style>
    <style:style style:name="T35" style:family="text">
      <style:text-properties fo:font-style="italic" fo:font-weight="bold" style:font-style-asian="italic" style:font-weight-asian="bold"/>
    </style:style>
    <style:style style:name="T36" style:family="text">
      <style:text-properties fo:font-style="italic" fo:font-weight="bold" style:font-style-asian="italic" style:font-weight-asian="bold" style:font-style-complex="italic"/>
    </style:style>
    <style:style style:name="T37" style:family="text">
      <style:text-properties fo:font-style="italic" fo:font-weight="bold" officeooo:rsid="04360d9e" style:font-style-asian="italic" style:font-weight-asian="bold" style:font-style-complex="italic"/>
    </style:style>
    <style:style style:name="T38" style:family="text">
      <style:text-properties fo:font-style="italic" fo:font-weight="bold" style:font-style-asian="italic" style:font-weight-asian="bold" style:font-weight-complex="bold"/>
    </style:style>
    <style:style style:name="T39" style:family="text">
      <style:text-properties fo:font-style="italic" fo:font-weight="bold" officeooo:rsid="037b2770" style:font-style-asian="italic" style:font-weight-asian="bold" style:font-weight-complex="bold"/>
    </style:style>
    <style:style style:name="T40" style:family="text">
      <style:text-properties fo:font-style="italic" fo:font-weight="bold" officeooo:rsid="04360d9e" style:font-style-asian="italic" style:font-weight-asian="bold"/>
    </style:style>
    <style:style style:name="T41" style:family="text">
      <style:text-properties fo:font-style="italic" fo:font-weight="normal" style:font-style-asian="italic" style:font-weight-asian="normal"/>
    </style:style>
    <style:style style:name="T42" style:family="text">
      <style:text-properties fo:font-style="italic" fo:font-weight="normal" officeooo:rsid="036dd5d6" style:font-style-asian="italic" style:font-weight-asian="normal"/>
    </style:style>
    <style:style style:name="T43" style:family="text">
      <style:text-properties fo:font-style="italic" fo:font-weight="normal" officeooo:rsid="036fe2b3" style:font-style-asian="italic" style:font-weight-asian="normal"/>
    </style:style>
    <style:style style:name="T44" style:family="text">
      <style:text-properties fo:font-style="italic" fo:font-weight="normal" officeooo:rsid="03767fe9" style:font-style-asian="italic" style:font-weight-asian="normal"/>
    </style:style>
    <style:style style:name="T45" style:family="text">
      <style:text-properties fo:font-style="italic" fo:font-weight="normal" officeooo:rsid="0379bc83" style:font-style-asian="italic" style:font-weight-asian="normal"/>
    </style:style>
    <style:style style:name="T46" style:family="text">
      <style:text-properties fo:font-style="italic" fo:font-weight="normal" style:font-style-asian="italic" style:font-weight-asian="normal" style:font-weight-complex="normal"/>
    </style:style>
    <style:style style:name="T47" style:family="text">
      <style:text-properties fo:font-style="italic" fo:font-weight="normal" officeooo:rsid="037b2770" style:font-style-asian="italic" style:font-weight-asian="normal" style:font-weight-complex="normal"/>
    </style:style>
    <style:style style:name="T48" style:family="text">
      <style:text-properties fo:font-style="italic" fo:font-weight="normal" officeooo:rsid="03f1cb0b" style:font-style-asian="italic" style:font-weight-asian="normal" style:font-weight-complex="normal"/>
    </style:style>
    <style:style style:name="T49" style:family="text">
      <style:text-properties fo:font-style="italic" fo:font-weight="normal" officeooo:rsid="03f1511d" style:font-style-asian="italic" style:font-weight-asian="normal" style:font-style-complex="italic" style:font-weight-complex="normal"/>
    </style:style>
    <style:style style:name="T50" style:family="text">
      <style:text-properties officeooo:rsid="036c98aa"/>
    </style:style>
    <style:style style:name="T51" style:family="text">
      <style:text-properties officeooo:rsid="036fe0ec"/>
    </style:style>
    <style:style style:name="T52" style:family="text">
      <style:text-properties officeooo:rsid="03709d35"/>
    </style:style>
    <style:style style:name="T53" style:family="text">
      <style:text-properties officeooo:rsid="03723a83"/>
    </style:style>
    <style:style style:name="T54" style:family="text">
      <style:text-properties style:use-window-font-color="true" fo:font-size="12pt" style:font-size-asian="12pt" style:font-size-complex="12pt"/>
    </style:style>
    <style:style style:name="T55" style:family="text">
      <style:text-properties style:use-window-font-color="true" fo:font-size="12pt" officeooo:rsid="03745fbe" style:font-size-asian="12pt" style:font-size-complex="12pt"/>
    </style:style>
    <style:style style:name="T56" style:family="text">
      <style:text-properties style:use-window-font-color="true" fo:font-size="12pt" officeooo:rsid="037549be" style:font-size-asian="12pt" style:font-size-complex="12pt"/>
    </style:style>
    <style:style style:name="T57" style:family="text">
      <style:text-properties style:use-window-font-color="true" fo:font-size="12pt" officeooo:rsid="03784bdd" style:font-size-asian="12pt" style:font-size-complex="12pt"/>
    </style:style>
    <style:style style:name="T58" style:family="text">
      <style:text-properties style:use-window-font-color="true" fo:font-size="12pt" officeooo:rsid="03806186" style:font-size-asian="12pt" style:font-size-complex="12pt"/>
    </style:style>
    <style:style style:name="T59" style:family="text">
      <style:text-properties style:use-window-font-color="true" fo:font-size="12pt" officeooo:rsid="03f99373" style:font-size-asian="12pt" style:font-size-complex="12pt"/>
    </style:style>
    <style:style style:name="T60" style:family="text">
      <style:text-properties style:use-window-font-color="true" fo:font-size="12pt" fo:font-weight="bold" style:font-size-asian="12pt" style:font-weight-asian="bold" style:font-size-complex="12pt"/>
    </style:style>
    <style:style style:name="T61" style:family="text">
      <style:text-properties style:use-window-font-color="true" fo:font-size="12pt" fo:font-weight="bold" style:font-size-asian="12pt" style:font-weight-asian="bold" style:font-size-complex="12pt" style:font-weight-complex="bold"/>
    </style:style>
    <style:style style:name="T62" style:family="text">
      <style:text-properties style:use-window-font-color="true" fo:font-size="12pt" fo:font-weight="bold" officeooo:rsid="03745fbe" style:font-size-asian="12pt" style:font-weight-asian="bold" style:font-size-complex="12pt" style:font-weight-complex="bold"/>
    </style:style>
    <style:style style:name="T63" style:family="text">
      <style:text-properties style:use-window-font-color="true" fo:font-size="12pt" fo:font-style="italic" fo:font-weight="bold" style:font-size-asian="12pt" style:font-style-asian="italic" style:font-weight-asian="bold" style:font-size-complex="12pt" style:font-style-complex="italic"/>
    </style:style>
    <style:style style:name="T64" style:family="text">
      <style:text-properties style:use-window-font-color="true" fo:font-size="12pt" fo:font-weight="normal" style:font-size-asian="12pt" style:font-weight-asian="normal" style:font-size-complex="12pt"/>
    </style:style>
    <style:style style:name="T65" style:family="text">
      <style:text-properties style:use-window-font-color="true" fo:font-size="12pt" fo:font-weight="normal" officeooo:rsid="037549be" style:font-size-asian="12pt" style:font-weight-asian="normal" style:font-size-complex="12pt" style:font-weight-complex="normal"/>
    </style:style>
    <style:style style:name="T66" style:family="text">
      <style:text-properties style:use-window-font-color="true" fo:font-size="12pt" fo:font-weight="normal" officeooo:rsid="03806186" style:font-size-asian="12pt" style:font-weight-asian="normal" style:font-size-complex="12pt"/>
    </style:style>
    <style:style style:name="T67" style:family="text">
      <style:text-properties officeooo:rsid="0379bc83"/>
    </style:style>
    <style:style style:name="T68" style:family="text">
      <style:text-properties officeooo:rsid="0379db4c"/>
    </style:style>
    <style:style style:name="T69" style:family="text">
      <style:text-properties officeooo:rsid="037b2770"/>
    </style:style>
    <style:style style:name="T70" style:family="text">
      <style:text-properties officeooo:rsid="0402c503"/>
    </style:style>
    <style:style style:name="T71" style:family="text">
      <style:text-properties officeooo:rsid="04041012"/>
    </style:style>
    <style:style style:name="T72" style:family="text">
      <style:text-properties officeooo:rsid="0406434b"/>
    </style:style>
    <style:style style:name="T73" style:family="text">
      <style:text-properties officeooo:rsid="0416cbc4"/>
    </style:style>
    <style:style style:name="T74" style:family="text">
      <style:text-properties officeooo:rsid="04200b31"/>
    </style:style>
    <style:style style:name="T75" style:family="text">
      <style:text-properties style:font-name="David CLM" style:font-name-complex="David CLM"/>
    </style:style>
    <style:style style:name="T76" style:family="text">
      <style:text-properties style:font-name="David CLM" officeooo:rsid="03672cdc" style:font-name-complex="David CLM"/>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אלגוריתמים ומנגנונים</text:h>
      <text:p text:style-name="P43"><text:span text:style-name="T76">[</text:span><text:span text:style-name="T75">40 דקות]</text:span></text:p>
      <text:p text:style-name="P36">האלגוריתמים שנלמד בקורס הזה יהיו שונים מהאלגוריתמים שלמדתם בקורסים קודמים.<text:span text:style-name="T2"> </text:span></text:p>
      <text:p text:style-name="P37">עד עכשיו, למדתם על אלגוריתמים שמקבלים קלט ומוציאים פלט. אבל מאיפה מגיע הקלט הזה? </text:p>
      <text:p text:style-name="P38">במקרים רבים, הקלט הזה מגיע מבני-אדם. הנה כמה דוגמאות<text:span text:style-name="T3">.</text:span></text:p>
      <text:p text:style-name="P39">1. אנחנו רוצים להעביר הודעה ברשת מחשבים, במסלול המהיר ביותר. לכאורה אפשר להשתמש באלגוריתם מוכר למציאת מסלול עם משקל קל ביותר - אלגוריתם דייקסטרה (תיכנות דינמי). אבל מה קורה אם כל מחשב ברשת שייך לאדם אחר - מי אמר שהאנשים האלה בכלל רוצים שנעבור דרכם? אם הם לא רוצים שנעבור דרכם, הם יכולים לדווח מהירות גבוהה מהמהירות האמיתית כך שהאלגוריתם לא יבחר בהם. איך נגרום להם להגיד את האמת?</text:p>
      <text:p text:style-name="P39">2. <text:span text:style-name="T4">הממשלה רוצה לתת חפץ מסויים (למשל, זכות שידור בתדר מסויים) למי שהחפץ הזה שווה עבורו הכי הרבה. אפשר פשוט לשאול כל אחד כמה החפץ שווה עבורו ולהשתמש באלגוריתם לחישוב מקסימום, אבל מי אמר שאנשים יגידו את האמת? הרי כל מי שרוצה לקבל את החפץ יכול להגיד שהוא שווה עבורו המון...</text:span></text:p>
      <text:p text:style-name="P42">3. <text:span text:style-name="T5">יש לנו גרף ואנחנו רוצים למצוא בו "שידוך" גדול ביותר - קבוצה גדולה ביותר של זוגות זרים של צמתים המחוברים בקשת. קיימים אלגוריתמים המוצאים שידוכים מקסימליים. אבל עכשיו נניח שהצמתים בגרפים מייצגים בני-אדם. לדוגמה, אנשים הצריכים השתלת כליה, ותורמים פוטנציאליים.קשת מציינת התאמה בין תורם לחולה. האם אנחנו בטוחים שהצדדים המעורבים יגלו לנו את הקשתותהאמיתיות שלהם?</text:span></text:p>
      <text:p text:style-name="P40">במהלך הקורס נלמד<text:span text:style-name="T6"> על אלגוריתמים שהקלט שלהם הוא העדפות ורצונות של בני-אדם. בספרות המקצועית, אלגוריתם כזה נקרא גם </text:span><text:span text:style-name="T8">מכניזם</text:span><text:span text:style-name="T6"> mechanism או </text:span><text:span text:style-name="T8">מנגנון</text:span><text:span text:style-name="T6"> (בהתאם לאות מ בשם הקורס...). </text:span></text:p>
      <text:h text:style-name="P49" text:outline-level="1">שיבוצים</text:h>
      <text:p text:style-name="P5">האלגוריתמים הראשונים שנלמד יהיו אלגוריתמים של שיבוץ. נתחיל מדוגמה המוכרת לרבים מכם - שיבוץ סטודנטים למעונות<text:span text:style-name="T12">. אני לא יודע איך בדיוק זה עובד באריאל. אבל באוניברסיטאות אחרות בעולם זה עובד בערך כך.</text:span></text:p>
      <text:p text:style-name="P6"><text:span text:style-name="T9">הקלט </text:span><text:span text:style-name="T50">למנגנון הוא - כאמור - ההעדפות של הסטודנטים. לשם כך כל סטודנט ממלא רשימה ובה שלושה סוגים של מעונות: עדיפות ראשונה, שניה ושלישית. <text:s/>בנוסף, </text:span>משרד המעונות מגדיר תור בין סטודנטים לפי קריטריוני זכאות.</text:p>
      <text:p text:style-name="P3"><text:span text:style-name="T9">האלגוריתם</text:span><text:span text:style-name="T50">:</text:span></text:p>
      <text:p text:style-name="P3">1. עוברים על הסטודנטים לפי התור.</text:p>
      <text:p text:style-name="P4">2. נותנים לכל סטודנט את העדיפות הכי גבוהה הפנויה.</text:p>
      <text:p text:style-name="P4">3. אם כל העדיפויות תפוסות – נותנים לסטודנט חדר באקראי.</text:p>
      <text:p text:style-name="P7"><text:span text:style-name="T41">האם המנגנון הזה טוב?</text:span><text:span text:style-name="T42"> </text:span><text:span text:style-name="T17">ומה זה בכלל מנגנון "טוב"?</text:span></text:p>
      <text:p text:style-name="P9"><text:span text:style-name="T17">אנחנו</text:span><text:span text:style-name="T18"> נגדיר שתי תכונות של מנגנונים ונראה</text:span><text:span text:style-name="T19"> אם אלגוריתם השיבוץ שלנו מקיים אותן.</text:span></text:p>
      <text:p text:style-name="Heading_20_2"><text:span text:style-name="T19">ת</text:span><text:span text:style-name="T17">כונה א</text:span><text:span text:style-name="T19">: </text:span><text:span text:style-name="T25">אמיתיות</text:span></text:p>
      <text:p text:style-name="P31">כשאדם משתתף במנגנון, יש לו שתי אפשרויות: </text:p>
      <text:p text:style-name="P30"><text:span text:style-name="T35">א. לפעול ב</text:span><text:span text:style-name="T36">תמימות</text:span><text:span text:style-name="T35"> לפי ההעדפות האמיתיות שלו;</text:span></text:p>
      <text:p text:style-name="P30"><text:span text:style-name="T35">ב. </text:span><text:span text:style-name="T37">להתחכם</text:span><text:span text:style-name="T40"> </text:span><text:span text:style-name="T35">ולהציג העדפות אחרות כלשהן, בתקווה שהדבר ישפר את מצבו.</text:span></text:p>
      <text:p text:style-name="P32"/>
      <text:p text:style-name="P29"><text:span text:style-name="T38">ה</text:span><text:span text:style-name="T7">גדרה</text:span>: <text:span text:style-name="T73">מנגנון נקרא </text:span><text:span text:style-name="T49">אמיתי</text:span> (<text:span text:style-name="T51">באנגלית </text:span>truthful<text:span text:style-name="T51">, מילים נרדפות: strategyproof, incentive compatible, truth-revealing</text:span>)<text:span text:style-name="T74"> אם לכל משתתף, ועבור כל דבר שעושים האחרים, התוצאה הטובה ביותר עבור המשתתף מתקבלת כאשר הוא תמים (- פועל לפי העדפותיו האמיתיות).</text:span></text:p>
      <text:p text:style-name="P33"/>
      <text:p text:style-name="P34">למה זו תכונה טובה? מכמה סיבות:</text:p>
      <text:list xml:id="list3587866085560741221" text:style-name="L1">
        <text:list-item>
          <text:p text:style-name="P52"><text:span text:style-name="T29">היא </text:span><text:span text:style-name="T17">מקל</text:span><text:span text:style-name="T30">ה</text:span><text:span text:style-name="T17"> על המשתתפים. זה מספיק קשה לחשוב איזה חדר אתם רוצים - חדר נוח ויקר או חדר פחות נוח וזול, בקרוואן או בבניין, רחוק או קרוב וכו'... אם המנגנון </text:span><text:span text:style-name="T46">לא </text:span><text:span text:style-name="T48">אמיתי</text:span><text:span text:style-name="T46">,</text:span><text:span text:style-name="T38"> </text:span><text:span text:style-name="T17">אתם צריכים להוסיף לזה גם שיקולים אסטרטגיים - </text:span><text:span text:style-name="T20">באיזה מקום בתור תהיו, ו</text:span><text:span text:style-name="T17">מה </text:span><text:span text:style-name="T20">יבחרו המשתתפים האחרים. </text:span><text:span text:style-name="T21"><text:s/>אם המנגנון </text:span><text:span text:style-name="T48">אמיתי</text:span><text:span text:style-name="T21">, </text:span><text:span text:style-name="T28">אתם </text:span><text:span text:style-name="T27">לא </text:span><text:span text:style-name="T28">צריכים לדעת מה אחרים חושבים </text:span><text:span text:style-name="T27">- תמיד כדאי </text:span><text:span text:style-name="T28">לכם </text:span><text:span text:style-name="T26">להיות </text:span><text:span text:style-name="T28">תמימים </text:span><text:span text:style-name="T26">ולא </text:span><text:span text:style-name="T33">להתחכם.</text:span></text:p>
        </text:list-item>
        <text:list-item>
          <text:p text:style-name="P53"><text:span text:style-name="T29">היא </text:span><text:span text:style-name="T17">מונע</text:span><text:span text:style-name="T29">ת</text:span><text:span text:style-name="T17"> חרטה וצער. במנגנון לא </text:span><text:span text:style-name="T48">אמיתי</text:span><text:span text:style-name="T17"> אתם עלולים להצטער </text:span><text:span text:style-name="T31">על כך שנהגתם בתמימות, או על כך </text:span><text:span text:style-name="T34">שניסיתם להתחכם</text:span><text:span text:style-name="T31"> ו</text:span><text:span text:style-name="T17">טעיתם בשיקולים האסטרטגיים שלכם; במנגנון </text:span><text:span text:style-name="T48">אמיתי</text:span><text:span text:style-name="T17"> אין </text:span><text:span text:style-name="T32">על </text:span><text:span text:style-name="T17">מה להצטער</text:span><text:span text:style-name="T32">.</text:span></text:p>
        </text:list-item>
      </text:list>
      <text:p text:style-name="P11"/>
      <text:p text:style-name="P16">האם <text:span text:style-name="T52">ה</text:span>אלגוריתם "<text:span text:style-name="T17">שיבוץ שלוש עדיפויות</text:span>" <text:span text:style-name="T52">שהוצג למעלה </text:span><text:span text:style-name="T48">אמיתי</text:span><text:span text:style-name="T52">? התשובה היא לא!</text:span></text:p>
      <text:p text:style-name="P11"><text:span text:style-name="T36">הוכחה</text:span>: ניקח לדוגמה סטודנט ששלוש העדיפויות הראשונות שלו הן 101, 102, 103. נניח לצורך הדוגמה שבכל בניין יש 100 חדרים, והסטודנט נמצא במקום 301 בתור.<text:span text:style-name="T52"> </text:span>אם הסטודנט יודע ש-300 הראשונים בתור רוצים את הבניינים האלה, כדאי לו לומר שהוא רוצה בעדיפות ראשונה את העדיפות הרביעית שלו – זה טוב יותר מלקבל חדר באקראי<text:span text:style-name="T52">. מש"ל.</text:span></text:p>
      <text:p text:style-name="P11"/>
      <text:p text:style-name="P16"><text:span text:style-name="T53">האם בכלל קיים </text:span>אלגוריתם שיבוץ <text:span text:style-name="T48">אמיתי</text:span>?<text:span text:style-name="T53"> התשובה </text:span><text:span text:style-name="T11">היא</text:span> כן<text:span text:style-name="T53">! מאד קל למצוא אלגוריתם כזה: </text:span>התעלם מהקלט ושבץ את הסטודנטים באקראי<text:span text:style-name="T53"> (אם לא רוצים </text:span><text:span text:style-name="T10">לגמרי</text:span><text:span text:style-name="T53"> להתעלם מהקלט, יש פתרון אחר: בוחרים סטודנט אחד באקראי ונותנים לו את העדיפות הראשונה שלו, ואת כל השאר משבצים באקראי).</text:span></text:p>
      <text:p text:style-name="P21"/>
      <text:p text:style-name="P20">אם <text:span text:style-name="T53">ה</text:span>אלגוריתם הזה נראה לכם מוזר, אתם צודקים, הוא באמת מוזר, אבל מה <text:span text:style-name="T7">בדיוק </text:span>הבעיה בו? כדי להגדיר את הבעיה נגדיר תכונה נוספת.</text:p>
      <text:p text:style-name="Heading_20_2"><text:span text:style-name="T19">ת</text:span><text:span text:style-name="T17">כונה </text:span><text:span text:style-name="T22">ב</text:span><text:span text:style-name="T19">: </text:span><text:span text:style-name="T22">יעילות פארטו</text:span></text:p>
      <text:p text:style-name="P27"><text:span text:style-name="T59">אמיתיות</text:span><text:span text:style-name="T55"> היא תכונה של מנגנון; </text:span><text:span text:style-name="T62">יעילות</text:span><text:span text:style-name="T55"> היא תכונה של תוצאה של מנגנון (במקרה שלנו: שיבוץ).</text:span></text:p>
      <text:p text:style-name="P28"><text:span text:style-name="T54">התכונה שנגדיר הוגדרה פורמלית ע"י וילפרדו פארטו</text:span><text:span text:style-name="T56"> (Pareto)</text:span><text:span text:style-name="T54"> - כלכלן איטלקי שחי לפני כ-100 שנה. אולם הרעיון קיים כבר בתלמוד </text:span><text:span text:style-name="T57">בעיקרון</text:span><text:span text:style-name="T54"> “</text:span><text:span text:style-name="T63">זה נהנה וזה לא חסר</text:span><text:span text:style-name="T54">”. <text:s/>הנה ההגדרות:</text:span></text:p>
      <text:list xml:id="list6503661240259990340" text:style-name="L2">
        <text:list-item>
          <text:p text:style-name="P50"><text:span text:style-name="T54">תוצאה א נקראת </text:span><text:span text:style-name="T61">שיפור פארטו </text:span><text:span text:style-name="T54">(</text:span><text:span text:style-name="T56">Pareto improvement</text:span><text:span text:style-name="T54">) של תוצאה ב, אם </text:span><text:span text:style-name="T56">תוצאה א </text:span><text:span text:style-name="T54">טובה יותר לחלק מהמשתתפים</text:span><text:span text:style-name="T56"> ("זה נהנה")</text:span><text:span text:style-name="T54">, וטובה לפחות באותה מידה </text:span><text:span text:style-name="T56">לכל השאר ("וזה לא חסר")</text:span><text:span text:style-name="T54">.</text:span></text:p>
        </text:list-item>
        <text:list-item>
          <text:p text:style-name="P51"><text:span text:style-name="T54">תוצאה נקראת </text:span><text:span text:style-name="T61">יעילה פארטו</text:span><text:span text:style-name="T60"> </text:span><text:span text:style-name="T65">(Pareto efficient / Pareto optimal) </text:span><text:span text:style-name="T54">אם לא קיימת תוצאה אחרת שהיא שיפור פארטו שלה.</text:span></text:p>
        </text:list-item>
        <text:list-item>
          <text:p text:style-name="P51"><text:span text:style-name="T54">מנגנון </text:span><text:span text:style-name="T56">נקר</text:span><text:span text:style-name="T57">א</text:span><text:span text:style-name="T56"> </text:span><text:span text:style-name="T61">יעיל פארטו</text:span><text:span text:style-name="T54"> אם </text:span><text:span text:style-name="T56">כל תוצאה שלו היא </text:span><text:span text:style-name="T54">יעילה פארטו.</text:span></text:p>
        </text:list-item>
      </text:list>
      <text:p text:style-name="P45"/>
      <text:p text:style-name="P12"><text:span text:style-name="T43">למה זו תכונה טובה? </text:span><text:span text:style-name="T44">כי אם התוצאה לא יעילה פארטו, זה אומר שהמנגנון לא עשה את המקסימום שהוא יכול כדי להשביע את רצונם של המשתתפים. בכל שיבוץ תמיד יהיו אנשים מרוצים יותר ופחות, אבל אם אפשר לשפר את מצבם של חלק מהמשתתפים בלי לפגוע באחרים - ודאי ראוי לעשות זאת</text:span><text:span text:style-name="T45">.</text:span></text:p>
      <text:p text:style-name="P23"/>
      <text:p text:style-name="P13"><text:span text:style-name="T44">ה</text:span><text:span text:style-name="T45">אם המנגנון האקראי שהצגנו קודם הוא יעיל פארטו? ודאי שלא. הרי ייתכן שיהיו שני סטודנטים שכל אחד מהם יקבל את העדיפות הראשונה של השני שהיא העדיפות האחרונה שלו. <text:s text:c="2"/></text:span></text:p>
      <text:p text:style-name="P14">האם מנגנון "<text:span text:style-name="T17">שיבוץ שלוש עדיפויות</text:span>" יעיל פארטו?<text:span text:style-name="T67"> גם כאן התשובה לא. </text:span><text:span text:style-name="T36">הוכחה</text:span>: <text:span text:style-name="T67"><text:s/>נ</text:span>יקח לדוגמה שני סטודנטים, א ו-ב, שכל שלושת העדיפויות שלהם נתפסו כשהגיע תורם.<text:span text:style-name="T67"> </text:span>כל אחד מהם משובץ באקראי. ייתכן ש-א ישובץ לעדיפות הרביעית של ב שהיא העדיפות האחרונה שלו, ולהיפך. <text:s text:c="2"/>תוצאה זו אינה יעילה פארטו.<text:span text:style-name="T68"> מש"ל.</text:span></text:p>
      <text:p text:style-name="P24"/>
      <text:p text:style-name="P11">האם קיים אלגוריתם שיבוץ יעיל פארטו?<text:span text:style-name="T69"> התשובה היא </text:span>כן! <text:span text:style-name="T69">ניקח את האלגוריתם הקודם ונבצע בו שינוי אחד קטן: </text:span></text:p>
      <text:p text:style-name="P15">כל סטודנט <text:span text:style-name="T69">י</text:span>סמן את <text:span text:style-name="T7">כל </text:span>רשימת העדיפויות שלו, ולא רק שלוש עדיפויות גבוהות ביותר.<text:span text:style-name="T69"> <text:s text:c="2"/></text:span></text:p>
      <text:p text:style-name="P16"><text:span text:style-name="T23">האלגוריתם המתקבל נקרא </text:span><text:span text:style-name="T39">דיקטטורה סדרתית </text:span><text:span text:style-name="T24">(serial dictatorship). מדוע? כי יש </text:span><text:span text:style-name="T39">סדרה </text:span><text:span text:style-name="T24">של סטודנטים, וכל אחד מהם </text:span><text:span text:style-name="T23">בתורו הוא דיקטטור - הוא בוחר את השיבוץ הטוב ביותר עבורו מהחדרים שנשארו. <text:s text:c="2"/></text:span><text:span text:style-name="T69">אנחנו נוכיח ש</text:span><text:span text:style-name="T17">האלגוריתם החדש לא רק יעיל פארטו אלא גם </text:span><text:span text:style-name="T48">אמיתי</text:span><text:span text:style-name="T17">.</text:span><text:span text:style-name="T23"> </text:span></text:p>
      <text:p text:style-name="P25"/>
      <text:p text:style-name="P16"><text:span text:style-name="T38">מ</text:span><text:span text:style-name="T7">שפט</text:span>: אלגוריתם “<text:span text:style-name="T47">דיקטטורה סדרתית</text:span>” הוא <text:span text:style-name="T48">אמיתי</text:span>.</text:p>
      <text:p text:style-name="P11"><text:span text:style-name="T36">הוכחה</text:span>: נניח שמקומך בתור הוא k. עד שמגיע תורך, k-1 חדרים כבר תפוסים, וקבוצת החדרים הנשארים לא תלויה בדיווח שלך.</text:p>
      <text:p text:style-name="P17">המנגנון בוחר עבורך, מתוך החדרים הנשארים, את החדר הטוב ביותר עבורך – בהתאם לרשימה שדיווחת. <text:s text:c="2"/>לכן, התוצאה הטובה ביותר עבורך תתקבל ע”י דיווח הרשימה האמיתית. <text:span text:style-name="T14"><text:s/></text:span><text:span text:style-name="T15">מש"ל.</text:span></text:p>
      <text:p text:style-name="P26"/>
      <text:p text:style-name="P22"><text:span text:style-name="T13">כדי להוכיח שהאלגוריתם יעיל פארטו, אנחנו צריכים הנחה נוספת: אנחנו מניחים שלכל סטודנט יש העדפות </text:span><text:span text:style-name="T7">חזקות </text:span><text:span text:style-name="T13">(strict). כלומר, מבין כל שני חדרים, הוא מעדיף-ממש אחד מהם (ולא אדיש ביניהם).</text:span></text:p>
      <text:p text:style-name="P8"><text:span text:style-name="T7">משפט</text:span><text:span text:style-name="T13">: </text:span><text:span text:style-name="T16">כשההעדפות של כל הסטודנטים הן חזקות, </text:span><text:span text:style-name="T13">אלגוריתם “</text:span><text:span text:style-name="T47">דיקטטורה סדרתית</text:span><text:span text:style-name="T13">” הוא יעיל פארטו.</text:span></text:p>
      <text:p text:style-name="P16"><text:span text:style-name="T36">הוכחה</text:span>: כיוון שהאלגוריתם <text:span text:style-name="T48">אמיתי</text:span>, ניתן להניח שכל הסטודנטים מדווחים את העדיפויות האמיתיות.</text:p>
      <text:p text:style-name="P11">בהינתן קלט מסויים, נגדיר:</text:p>
      <text:p text:style-name="P11">שיבוץ א – השיבוץ של המנגנון.</text:p>
      <text:p text:style-name="P11">שיבוץ ב – שיבוץ אחר כלשה<text:span text:style-name="T70">ו</text:span>.</text:p>
      <text:p text:style-name="P19">נניח בשלילה ששיבוץ ב הוא שיפור פארטו של שיבוץ א. </text:p>
      <text:p text:style-name="P18">נניח שהסטודנט הראשון הנהנה מהשיפור הוא הסטודנט שמקומו בתור k. <text:s/><text:span text:style-name="T71">בשיבוץ א, סטודנט זה מקבל את החדר הטוב ביותר מבין החדרים שלא נלקחו על-ידי סטודנטים </text:span>שמקומם <text:span text:style-name="T72">קטן מ-k. <text:s/>בשיבוץ ב מצבו טוב יותר, כלומר הוא בהכרח מקבל חדר שבשיבוץ א ניתן לסטודנט שמקומו j כאשר j&lt;k. בשיבוץ ב, סטודנט j מקבל חדר אחר. כיוון שהוא לא אדיש בין חדרים, החדר האחר גרוע יותר או טוב יותר מהחדר שקיבל בשיבוץ א. אם הוא גרוע יותר - זה לא שיפור פארטו. אם הוא טוב יותר - זו סתירה להנחה ש-k הוא הראשון. <text:s text:c="4"/>מש"ל. </text:span></text:p>
      <text:p text:style-name="P10"><text:span text:style-name="T66">מה המסקנה מכל הדיון הזה? שש</text:span><text:span text:style-name="T64">ינוי קטן באלגוריתם </text:span><text:span text:style-name="T66">יכול ליצור </text:span><text:span text:style-name="T64">שינוי גדול </text:span><text:span text:style-name="T54">באיכות-החיים של המשתתפים.</text:span><text:span text:style-name="T58"> כשמתכננים אלגוריתמים שהקלט שלהם הוא רצונות של אנשים, צריך לשים לב לתכונות האלו. המסר הזה יחזור פעמים רבות לאורך הקורס.</text:span></text:p>
      <text:p text:style-name="P44">מקורות</text:p>
      <text:list xml:id="list4487297121000890759" text:style-name="L3">
        <text:list-item>
          <text:p text:style-name="P46">הקורס של טים: <text:s/>http://theory.stanford.edu/~tim/f16/f16.html <text:span text:style-name="T1"><text:s text:c="2"/>הרצאה 1.</text:span></text:p>
        </text:list-item>
        <text:list-item>
          <text:p text:style-name="P47">אתר המעונות של אוניברסיטת אריאל.</text:p>
        </text:list-item>
      </text:list>
      <text:p text:style-name="P41"/>
      <text:p text:style-name="P35">סיכם: אראל סגל-הלוי.</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15T10:03:29.043967818</dc:date>
    <meta:editing-duration>P8DT1H7M50S</meta:editing-duration>
    <meta:editing-cycles>971</meta:editing-cycles>
    <meta:document-statistic meta:table-count="0" meta:image-count="0" meta:object-count="0" meta:page-count="1" meta:paragraph-count="60" meta:word-count="1234" meta:character-count="7065" meta:non-whitespace-character-count="5859"/>
  </office:meta>
</office:document-meta>
</file>